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0.928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0.928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evidence-10.lp</text:p>
          </table:table-cell>
          <table:table-cell office:value-type="float" office:value="1.4729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97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evidence-100.lp</text:p>
          </table:table-cell>
          <table:table-cell office:value-type="float" office:value="4.3039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291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evidence-1000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963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evidence-200.lp</text:p>
          </table:table-cell>
          <table:table-cell office:value-type="float" office:value="18.01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451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evidence-300.lp</text:p>
          </table:table-cell>
          <table:table-cell office:value-type="float" office:value="95.964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006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evidence-400.lp</text:p>
          </table:table-cell>
          <table:table-cell office:value-type="float" office:value="444.3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600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evidence-50.lp</text:p>
          </table:table-cell>
          <table:table-cell office:value-type="float" office:value="2.0714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16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evidence-500.lp</text:p>
          </table:table-cell>
          <table:table-cell office:value-type="float" office:value="373.00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859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evidence-600.lp</text:p>
          </table:table-cell>
          <table:table-cell office:value-type="float" office:value="589.30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813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evidence-700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0428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evidence-800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959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evidence-900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000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4])" office:value-type="float"/>
          <table:table-cell table:formula="of:=SUM([.C3:.C14])" office:value-type="float"/>
          <table:table-cell table:formula="of:=SUM([.D3:.D14])" office:value-type="float"/>
          <table:table-cell table:formula="of:=SUM([.E3:.E14])" office:value-type="float"/>
          <table:table-cell table:formula="of:=SUM([.F3:.F14])" office:value-type="float"/>
          <table:table-cell table:formula="of:=SUM([.G3:.G14])" office:value-type="float"/>
          <table:table-cell table:formula="of:=SUM([.H3:.H14])" office:value-type="float"/>
          <table:table-cell table:formula="of:=SUM([.I3:.I14])" office:value-type="float"/>
          <table:table-cell table:formula="of:=SUM([.J3:.J14])" office:value-type="float"/>
          <table:table-cell table:formula="of:=SUM([.K3:.K14])" office:value-type="float"/>
          <table:table-cell table:formula="of:=SUM([.L3:.L14])" office:value-type="float"/>
          <table:table-cell table:formula="of:=SUM([.M3:.M14])" office:value-type="float"/>
          <table:table-cell table:formula="of:=SUM([.N3:.N14])" office:value-type="float"/>
          <table:table-cell table:formula="of:=SUM([.O3:.O14])" office:value-type="float"/>
          <table:table-cell table:formula="of:=SUM([.P3:.P14])" office:value-type="float"/>
          <table:table-cell table:formula="of:=SUM([.Q3:.Q14])" office:value-type="float"/>
          <table:table-cell table:formula="of:=SUM([.R3:.R14])" office:value-type="float"/>
          <table:table-cell table:formula="of:=SUM([.S3:.S14])" office:value-type="float"/>
          <table:table-cell table:formula="of:=SUM([.T3:.T14])" office:value-type="float"/>
          <table:table-cell table:formula="of:=SUM([.U3:.U14])" office:value-type="float"/>
          <table:table-cell table:formula="of:=SUM([.V3:.V14])" office:value-type="float"/>
          <table:table-cell table:formula="of:=SUM([.W3:.W14])" office:value-type="float"/>
          <table:table-cell table:formula="of:=SUM([.X3:.X14])" office:value-type="float"/>
          <table:table-cell table:formula="of:=SUM([.Y3:.Y14])" office:value-type="float"/>
          <table:table-cell table:formula="of:=SUM([.Z3:.Z14])" office:value-type="float"/>
          <table:table-cell table:formula="of:=SUM([.AA3:.AA14])" office:value-type="float"/>
          <table:table-cell table:formula="of:=SUM([.AB3:.AB14])" office:value-type="float"/>
          <table:table-cell table:formula="of:=SUM([.AC3:.AC14])" office:value-type="float"/>
          <table:table-cell table:formula="of:=SUM([.AD3:.AD14])" office:value-type="float"/>
          <table:table-cell table:formula="of:=SUM([.AE3:.AE14])" office:value-type="float"/>
          <table:table-cell table:formula="of:=SUM([.AF3:.AF14])" office:value-type="float"/>
          <table:table-cell table:formula="of:=SUM([.AG3:.AG14])" office:value-type="float"/>
          <table:table-cell table:formula="of:=SUM([.AH3:.AH14])" office:value-type="float"/>
          <table:table-cell table:formula="of:=SUM([.AI3:.AI14])" office:value-type="float"/>
          <table:table-cell table:formula="of:=SUM([.AJ3:.AJ14])" office:value-type="float"/>
          <table:table-cell table:formula="of:=SUM([.AK3:.AK14])" office:value-type="float"/>
          <table:table-cell table:formula="of:=SUM([.AL3:.AL14])" office:value-type="float"/>
          <table:table-cell table:formula="of:=SUM([.AM3:.AM14])" office:value-type="float"/>
          <table:table-cell table:formula="of:=SUM([.AN3:.AN14])" office:value-type="float"/>
          <table:table-cell table:formula="of:=SUM([.AO3:.AO1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4])" office:value-type="float"/>
          <table:table-cell table:formula="of:=AVERAGE([.C3:.C14])" office:value-type="float"/>
          <table:table-cell table:formula="of:=AVERAGE([.D3:.D14])" office:value-type="float"/>
          <table:table-cell table:formula="of:=AVERAGE([.E3:.E14])" office:value-type="float"/>
          <table:table-cell table:formula="of:=AVERAGE([.F3:.F14])" office:value-type="float"/>
          <table:table-cell table:formula="of:=AVERAGE([.G3:.G14])" office:value-type="float"/>
          <table:table-cell table:formula="of:=AVERAGE([.H3:.H14])" office:value-type="float"/>
          <table:table-cell table:formula="of:=AVERAGE([.I3:.I14])" office:value-type="float"/>
          <table:table-cell table:formula="of:=AVERAGE([.J3:.J14])" office:value-type="float"/>
          <table:table-cell table:formula="of:=AVERAGE([.K3:.K14])" office:value-type="float"/>
          <table:table-cell table:formula="of:=AVERAGE([.L3:.L14])" office:value-type="float"/>
          <table:table-cell table:formula="of:=AVERAGE([.M3:.M14])" office:value-type="float"/>
          <table:table-cell table:formula="of:=AVERAGE([.N3:.N14])" office:value-type="float"/>
          <table:table-cell table:formula="of:=AVERAGE([.O3:.O14])" office:value-type="float"/>
          <table:table-cell table:formula="of:=AVERAGE([.P3:.P14])" office:value-type="float"/>
          <table:table-cell table:formula="of:=AVERAGE([.Q3:.Q14])" office:value-type="float"/>
          <table:table-cell table:formula="of:=AVERAGE([.R3:.R14])" office:value-type="float"/>
          <table:table-cell table:formula="of:=AVERAGE([.S3:.S14])" office:value-type="float"/>
          <table:table-cell table:formula="of:=AVERAGE([.T3:.T14])" office:value-type="float"/>
          <table:table-cell table:formula="of:=AVERAGE([.U3:.U14])" office:value-type="float"/>
          <table:table-cell table:formula="of:=AVERAGE([.V3:.V14])" office:value-type="float"/>
          <table:table-cell table:formula="of:=AVERAGE([.W3:.W14])" office:value-type="float"/>
          <table:table-cell table:formula="of:=AVERAGE([.X3:.X14])" office:value-type="float"/>
          <table:table-cell table:formula="of:=AVERAGE([.Y3:.Y14])" office:value-type="float"/>
          <table:table-cell table:formula="of:=AVERAGE([.Z3:.Z14])" office:value-type="float"/>
          <table:table-cell table:formula="of:=AVERAGE([.AA3:.AA14])" office:value-type="float"/>
          <table:table-cell table:formula="of:=AVERAGE([.AB3:.AB14])" office:value-type="float"/>
          <table:table-cell table:formula="of:=AVERAGE([.AC3:.AC14])" office:value-type="float"/>
          <table:table-cell table:formula="of:=AVERAGE([.AD3:.AD14])" office:value-type="float"/>
          <table:table-cell table:formula="of:=AVERAGE([.AE3:.AE14])" office:value-type="float"/>
          <table:table-cell table:formula="of:=AVERAGE([.AF3:.AF14])" office:value-type="float"/>
          <table:table-cell table:formula="of:=AVERAGE([.AG3:.AG14])" office:value-type="float"/>
          <table:table-cell table:formula="of:=AVERAGE([.AH3:.AH14])" office:value-type="float"/>
          <table:table-cell table:formula="of:=AVERAGE([.AI3:.AI14])" office:value-type="float"/>
          <table:table-cell table:formula="of:=AVERAGE([.AJ3:.AJ14])" office:value-type="float"/>
          <table:table-cell table:formula="of:=AVERAGE([.AK3:.AK14])" office:value-type="float"/>
          <table:table-cell table:formula="of:=AVERAGE([.AL3:.AL14])" office:value-type="float"/>
          <table:table-cell table:formula="of:=AVERAGE([.AM3:.AM14])" office:value-type="float"/>
          <table:table-cell table:formula="of:=AVERAGE([.AN3:.AN14])" office:value-type="float"/>
          <table:table-cell table:formula="of:=AVERAGE([.AO3:.AO1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4])" office:value-type="float"/>
          <table:table-cell table:formula="of:=STDEV([.C3:.C14])" office:value-type="float"/>
          <table:table-cell table:formula="of:=STDEV([.D3:.D14])" office:value-type="float"/>
          <table:table-cell table:formula="of:=STDEV([.E3:.E14])" office:value-type="float"/>
          <table:table-cell table:formula="of:=STDEV([.F3:.F14])" office:value-type="float"/>
          <table:table-cell table:formula="of:=STDEV([.G3:.G14])" office:value-type="float"/>
          <table:table-cell table:formula="of:=STDEV([.H3:.H14])" office:value-type="float"/>
          <table:table-cell table:formula="of:=STDEV([.I3:.I14])" office:value-type="float"/>
          <table:table-cell table:formula="of:=STDEV([.J3:.J14])" office:value-type="float"/>
          <table:table-cell table:formula="of:=STDEV([.K3:.K14])" office:value-type="float"/>
          <table:table-cell table:formula="of:=STDEV([.L3:.L14])" office:value-type="float"/>
          <table:table-cell table:formula="of:=STDEV([.M3:.M14])" office:value-type="float"/>
          <table:table-cell table:formula="of:=STDEV([.N3:.N14])" office:value-type="float"/>
          <table:table-cell table:formula="of:=STDEV([.O3:.O14])" office:value-type="float"/>
          <table:table-cell table:formula="of:=STDEV([.P3:.P14])" office:value-type="float"/>
          <table:table-cell table:formula="of:=STDEV([.Q3:.Q14])" office:value-type="float"/>
          <table:table-cell table:formula="of:=STDEV([.R3:.R14])" office:value-type="float"/>
          <table:table-cell table:formula="of:=STDEV([.S3:.S14])" office:value-type="float"/>
          <table:table-cell table:formula="of:=STDEV([.T3:.T14])" office:value-type="float"/>
          <table:table-cell table:formula="of:=STDEV([.U3:.U14])" office:value-type="float"/>
          <table:table-cell table:formula="of:=STDEV([.V3:.V14])" office:value-type="float"/>
          <table:table-cell table:formula="of:=STDEV([.W3:.W14])" office:value-type="float"/>
          <table:table-cell table:formula="of:=STDEV([.X3:.X14])" office:value-type="float"/>
          <table:table-cell table:formula="of:=STDEV([.Y3:.Y14])" office:value-type="float"/>
          <table:table-cell table:formula="of:=STDEV([.Z3:.Z14])" office:value-type="float"/>
          <table:table-cell table:formula="of:=STDEV([.AA3:.AA14])" office:value-type="float"/>
          <table:table-cell table:formula="of:=STDEV([.AB3:.AB14])" office:value-type="float"/>
          <table:table-cell table:formula="of:=STDEV([.AC3:.AC14])" office:value-type="float"/>
          <table:table-cell table:formula="of:=STDEV([.AD3:.AD14])" office:value-type="float"/>
          <table:table-cell table:formula="of:=STDEV([.AE3:.AE14])" office:value-type="float"/>
          <table:table-cell table:formula="of:=STDEV([.AF3:.AF14])" office:value-type="float"/>
          <table:table-cell table:formula="of:=STDEV([.AG3:.AG14])" office:value-type="float"/>
          <table:table-cell table:formula="of:=STDEV([.AH3:.AH14])" office:value-type="float"/>
          <table:table-cell table:formula="of:=STDEV([.AI3:.AI14])" office:value-type="float"/>
          <table:table-cell table:formula="of:=STDEV([.AJ3:.AJ14])" office:value-type="float"/>
          <table:table-cell table:formula="of:=STDEV([.AK3:.AK14])" office:value-type="float"/>
          <table:table-cell table:formula="of:=STDEV([.AL3:.AL14])" office:value-type="float"/>
          <table:table-cell table:formula="of:=STDEV([.AM3:.AM14])" office:value-type="float"/>
          <table:table-cell table:formula="of:=STDEV([.AN3:.AN14])" office:value-type="float"/>
          <table:table-cell table:formula="of:=STDEV([.AO3:.AO1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4]-[.$L3:.$L14])^2)^0.5" office:value-type="float"/>
          <table:table-cell table:number-matrix-columns-spanned="1" table:number-matrix-rows-spanned="1" table:formula="of:=SUM(([.C3:.C14]-[.$M3:.$M14])^2)^0.5" office:value-type="float"/>
          <table:table-cell table:number-matrix-columns-spanned="1" table:number-matrix-rows-spanned="1" table:formula="of:=SUM(([.D3:.D14]-[.$N3:.$N14])^2)^0.5" office:value-type="float"/>
          <table:table-cell table:number-matrix-columns-spanned="1" table:number-matrix-rows-spanned="1" table:formula="of:=SUM(([.E3:.E14]-[.$O3:.$O14])^2)^0.5" office:value-type="float"/>
          <table:table-cell table:number-matrix-columns-spanned="1" table:number-matrix-rows-spanned="1" table:formula="of:=SUM(([.F3:.F14]-[.$P3:.$P14])^2)^0.5" office:value-type="float"/>
          <table:table-cell table:number-matrix-columns-spanned="1" table:number-matrix-rows-spanned="1" table:formula="of:=SUM(([.G3:.G14]-[.$Q3:.$Q14])^2)^0.5" office:value-type="float"/>
          <table:table-cell table:number-matrix-columns-spanned="1" table:number-matrix-rows-spanned="1" table:formula="of:=SUM(([.H3:.H14]-[.$R3:.$R14])^2)^0.5" office:value-type="float"/>
          <table:table-cell table:number-matrix-columns-spanned="1" table:number-matrix-rows-spanned="1" table:formula="of:=SUM(([.I3:.I14]-[.$S3:.$S14])^2)^0.5" office:value-type="float"/>
          <table:table-cell table:number-matrix-columns-spanned="1" table:number-matrix-rows-spanned="1" table:formula="of:=SUM(([.J3:.J14]-[.$T3:.$T14])^2)^0.5" office:value-type="float"/>
          <table:table-cell table:number-matrix-columns-spanned="1" table:number-matrix-rows-spanned="1" table:formula="of:=SUM(([.K3:.K14]-[.$U3:.$U1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4]=[.$L3:.$L14])" office:value-type="float"/>
          <table:table-cell table:number-matrix-columns-spanned="1" table:number-matrix-rows-spanned="1" table:formula="of:=SUM([.C3:.C14]=[.$M3:.$M14])" office:value-type="float"/>
          <table:table-cell table:number-matrix-columns-spanned="1" table:number-matrix-rows-spanned="1" table:formula="of:=SUM([.D3:.D14]=[.$N3:.$N14])" office:value-type="float"/>
          <table:table-cell table:number-matrix-columns-spanned="1" table:number-matrix-rows-spanned="1" table:formula="of:=SUM([.E3:.E14]=[.$O3:.$O14])" office:value-type="float"/>
          <table:table-cell table:number-matrix-columns-spanned="1" table:number-matrix-rows-spanned="1" table:formula="of:=SUM([.F3:.F14]=[.$P3:.$P14])" office:value-type="float"/>
          <table:table-cell table:number-matrix-columns-spanned="1" table:number-matrix-rows-spanned="1" table:formula="of:=SUM([.G3:.G14]=[.$Q3:.$Q14])" office:value-type="float"/>
          <table:table-cell table:number-matrix-columns-spanned="1" table:number-matrix-rows-spanned="1" table:formula="of:=SUM([.H3:.H14]=[.$R3:.$R14])" office:value-type="float"/>
          <table:table-cell table:number-matrix-columns-spanned="1" table:number-matrix-rows-spanned="1" table:formula="of:=SUM([.I3:.I14]=[.$S3:.$S14])" office:value-type="float"/>
          <table:table-cell table:number-matrix-columns-spanned="1" table:number-matrix-rows-spanned="1" table:formula="of:=SUM([.J3:.J14]=[.$T3:.$T14])" office:value-type="float"/>
          <table:table-cell table:number-matrix-columns-spanned="1" table:number-matrix-rows-spanned="1" table:formula="of:=SUM([.K3:.K14]=[.$U3:.$U1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4]&lt;[.$V3:.$V14])" office:value-type="float"/>
          <table:table-cell table:number-matrix-columns-spanned="1" table:number-matrix-rows-spanned="1" table:formula="of:=SUM([.C3:.C14]&lt;[.$W3:.$W14])" office:value-type="float"/>
          <table:table-cell table:number-matrix-columns-spanned="1" table:number-matrix-rows-spanned="1" table:formula="of:=SUM([.D3:.D14]&lt;[.$X3:.$X14])" office:value-type="float"/>
          <table:table-cell table:number-matrix-columns-spanned="1" table:number-matrix-rows-spanned="1" table:formula="of:=SUM([.E3:.E14]&lt;[.$Y3:.$Y14])" office:value-type="float"/>
          <table:table-cell table:number-matrix-columns-spanned="1" table:number-matrix-rows-spanned="1" table:formula="of:=SUM([.F3:.F14]&lt;[.$Z3:.$Z14])" office:value-type="float"/>
          <table:table-cell table:number-matrix-columns-spanned="1" table:number-matrix-rows-spanned="1" table:formula="of:=SUM([.G3:.G14]&lt;[.$AA3:.$AA14])" office:value-type="float"/>
          <table:table-cell table:number-matrix-columns-spanned="1" table:number-matrix-rows-spanned="1" table:formula="of:=SUM([.H3:.H14]&lt;[.$AB3:.$AB14])" office:value-type="float"/>
          <table:table-cell table:number-matrix-columns-spanned="1" table:number-matrix-rows-spanned="1" table:formula="of:=SUM([.I3:.I14]&lt;[.$AC3:.$AC14])" office:value-type="float"/>
          <table:table-cell table:number-matrix-columns-spanned="1" table:number-matrix-rows-spanned="1" table:formula="of:=SUM([.J3:.J14]&lt;[.$AD3:.$AD14])" office:value-type="float"/>
          <table:table-cell table:number-matrix-columns-spanned="1" table:number-matrix-rows-spanned="1" table:formula="of:=SUM([.K3:.K14]&lt;[.$AE3:.$AE1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4]&gt;[.$V3:.$V14])" office:value-type="float"/>
          <table:table-cell table:number-matrix-columns-spanned="1" table:number-matrix-rows-spanned="1" table:formula="of:=SUM([.C3:.C14]&gt;[.$W3:.$W14])" office:value-type="float"/>
          <table:table-cell table:number-matrix-columns-spanned="1" table:number-matrix-rows-spanned="1" table:formula="of:=SUM([.D3:.D14]&gt;[.$X3:.$X14])" office:value-type="float"/>
          <table:table-cell table:number-matrix-columns-spanned="1" table:number-matrix-rows-spanned="1" table:formula="of:=SUM([.E3:.E14]&gt;[.$Y3:.$Y14])" office:value-type="float"/>
          <table:table-cell table:number-matrix-columns-spanned="1" table:number-matrix-rows-spanned="1" table:formula="of:=SUM([.F3:.F14]&gt;[.$Z3:.$Z14])" office:value-type="float"/>
          <table:table-cell table:number-matrix-columns-spanned="1" table:number-matrix-rows-spanned="1" table:formula="of:=SUM([.G3:.G14]&gt;[.$AA3:.$AA14])" office:value-type="float"/>
          <table:table-cell table:number-matrix-columns-spanned="1" table:number-matrix-rows-spanned="1" table:formula="of:=SUM([.H3:.H14]&gt;[.$AB3:.$AB14])" office:value-type="float"/>
          <table:table-cell table:number-matrix-columns-spanned="1" table:number-matrix-rows-spanned="1" table:formula="of:=SUM([.I3:.I14]&gt;[.$AC3:.$AC14])" office:value-type="float"/>
          <table:table-cell table:number-matrix-columns-spanned="1" table:number-matrix-rows-spanned="1" table:formula="of:=SUM([.J3:.J14]&gt;[.$AD3:.$AD14])" office:value-type="float"/>
          <table:table-cell table:number-matrix-columns-spanned="1" table:number-matrix-rows-spanned="1" table:formula="of:=SUM([.K3:.K14]&gt;[.$AE3:.$AE1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4]=[.$AF3:.$AF14])" office:value-type="float"/>
          <table:table-cell table:number-matrix-columns-spanned="1" table:number-matrix-rows-spanned="1" table:formula="of:=SUM([.C3:.C14]=[.$AG3:.$AG14])" office:value-type="float"/>
          <table:table-cell table:number-matrix-columns-spanned="1" table:number-matrix-rows-spanned="1" table:formula="of:=SUM([.D3:.D14]=[.$AH3:.$AH14])" office:value-type="float"/>
          <table:table-cell table:number-matrix-columns-spanned="1" table:number-matrix-rows-spanned="1" table:formula="of:=SUM([.E3:.E14]=[.$AI3:.$AI14])" office:value-type="float"/>
          <table:table-cell table:number-matrix-columns-spanned="1" table:number-matrix-rows-spanned="1" table:formula="of:=SUM([.F3:.F14]=[.$AJ3:.$AJ14])" office:value-type="float"/>
          <table:table-cell table:number-matrix-columns-spanned="1" table:number-matrix-rows-spanned="1" table:formula="of:=SUM([.G3:.G14]=[.$AK3:.$AK14])" office:value-type="float"/>
          <table:table-cell table:number-matrix-columns-spanned="1" table:number-matrix-rows-spanned="1" table:formula="of:=SUM([.H3:.H14]=[.$AL3:.$AL14])" office:value-type="float"/>
          <table:table-cell table:number-matrix-columns-spanned="1" table:number-matrix-rows-spanned="1" table:formula="of:=SUM([.I3:.I14]=[.$AM3:.$AM14])" office:value-type="float"/>
          <table:table-cell table:number-matrix-columns-spanned="1" table:number-matrix-rows-spanned="1" table:formula="of:=SUM([.J3:.J14]=[.$AN3:.$AN14])" office:value-type="float"/>
          <table:table-cell table:number-matrix-columns-spanned="1" table:number-matrix-rows-spanned="1" table:formula="of:=SUM([.K3:.K14]=[.$AO3:.$AO1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4])" office:value-type="float"/>
          <table:table-cell table:formula="of:=AVERAGE([Instances.C3:Instances.C14])" office:value-type="float"/>
          <table:table-cell table:formula="of:=AVERAGE([Instances.D3:Instances.D14])" office:value-type="float"/>
          <table:table-cell table:formula="of:=AVERAGE([Instances.E3:Instances.E14])" office:value-type="float"/>
          <table:table-cell table:formula="of:=SUM([Instances.F3:Instances.F14])" office:value-type="float"/>
          <table:table-cell table:formula="of:=AVERAGE([Instances.G3:Instances.G14])" office:value-type="float"/>
          <table:table-cell table:formula="of:=AVERAGE([Instances.H3:Instances.H14])" office:value-type="float"/>
          <table:table-cell table:formula="of:=AVERAGE([Instances.I3:Instances.I14])" office:value-type="float"/>
          <table:table-cell table:formula="of:=AVERAGE([Instances.J3:Instances.J14])" office:value-type="float"/>
          <table:table-cell table:formula="of:=AVERAGE([Instances.K3:Instances.K1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